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ecepciones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>
            <text:p>Picking type</text:p>
          </table:table-cell>
          <table:table-cell table:number-columns-repeated="2"/>
          <table:table-cell office:value-type="string">
            <text:p>cantidad</text:p>
          </table:table-cell>
          <table:table-cell table:style-name="ce6" office:value-type="string">
            <text:p>precio</text:p>
          </table:table-cell>
        </table:table-row>
        <table:table-row table:style-name="ro1">
          <table:table-cell table:style-name="ce2" office:value-type="string">
            <text:p><text:a xlink:href="python://for each=&quot;o in o.env['stock.move'].search([['create_date','&gt;=','2020-04-25 09:57:19'],['state','=','done'],['picking_type_id','in', (6,11,16)]] )&quot;">for each o in objects</text:a>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3" office:value-type="string">
            <text:p><text:a xlink:href="python://o.id">name</text:a></text:p>
          </table:table-cell>
          <table:table-cell table:style-name="ce3" office:value-type="string">
            <text:p><text:a xlink:href="python://o.reference">name</text:a></text:p>
          </table:table-cell>
          <table:table-cell table:style-name="ce3" office:value-type="string">
            <text:p><text:a xlink:href="python://o.picking_type_id.id">name</text:a></text:p>
          </table:table-cell>
          <table:table-cell table:style-name="ce3" office:value-type="string">
            <text:p><text:a xlink:href="python://o.product_id.internal_code">name</text:a></text:p>
          </table:table-cell>
          <table:table-cell table:style-name="ce3" office:value-type="string">
            <text:p><text:a xlink:href="python://o.product_id.name">name</text:a></text:p>
          </table:table-cell>
          <table:table-cell table:style-name="ce5" office:value-type="string">
            <text:p><text:a xlink:href="python://o.product_uom_qty">name</text:a></text:p>
          </table:table-cell>
          <table:table-cell table:style-name="ce5" office:value-type="string">
            <text:p><text:a xlink:href="python://'{0:.0f}'.format(o.product_uom_qty*o.product_id.replenishment_cost/o.product_id.currency_id.browse(3).inverse_rate)">name</text:a></text:p>
          </table:table-cell>
        </table:table-row>
        <table:table-row table:style-name="ro1">
          <table:table-cell table:style-name="ce2" office:value-type="string">
            <text:p><text:a xlink:href="python:///for">end for</text:a></text:p>
          </table:table-cell>
          <table:table-cell table:style-name="ce2"/>
          <table:table-cell table:number-columns-repeated="5"/>
        </table:table-row>
        <table:table-row table:style-name="ro1" table:number-rows-repeated="3"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otacion es menor a uno no pueden comprar. Excepto para clientes confirmados!! </text:p>
          </table:table-cell>
          <table:table-cell table:number-columns-repeated="6"/>
        </table:table-row>
        <table:table-row table:style-name="ro1">
          <table:table-cell office:value-type="string">
            <text:p>la rotacion va a caer! → hay que bajar los stock minimos</text:p>
          </table:table-cell>
          <table:table-cell table:number-columns-repeated="6"/>
        </table:table-row>
        <table:table-row table:style-name="ro1">
          <table:table-cell office:value-type="string">
            <text:p>productos de baja rotacion (rotacion&lt;1) solo uno en toda la empresa en la sucursal de mayor rotacion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ta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ython://for each="sm in o.env['stock.move'].search([['create_date','&gt;=','2020-04-25 09:57:19'], ['picking_type_id','in', (6,11,16)]] )”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ython://for each="sm in o.env['stock.move'].search([['id','=',762994]] )”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ython://for each="o in o.env['stock.move'].search([['create_date','&gt;=','2020-04-25 09:57:19'],['picking_type_id','in', (6,11,16)]] )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ython://'{0:.2f}'.format(o.amount_untaxed*o.currency_id.inverse_rate/o.currency_id.browse(3).inverse_rate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4" office:value-type="string">
            <text:p>replenishment_cost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ython://'{0:.2f}'.format(o.product_uom_qty*o.product_id.replenishment_cost/o.product_id.currency_id.browse(3).inverse_rate)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9/04/2020</text:date>, <text:time>16:2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8:03:16.24</meta:creation-date>
    <meta:generator>OpenOffice/4.1.3$Win32 OpenOffice.org_project/413m1$Build-9783</meta:generator>
    <dc:date>2020-04-29T16:25:38.03</dc:date>
    <meta:editing-duration>PT7H52M11S</meta:editing-duration>
    <meta:editing-cycles>56</meta:editing-cycles>
    <meta:document-statistic meta:table-count="3" meta:cell-count="23" meta:object-count="0"/>
  </office:meta>
</office:document-meta>
</file>